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aca931" style:parent-style-name="Table_20_Contents">
      <style:text-properties fo:background-color="#00cc33"/>
    </style:style>
    <style:style style:family="paragraph" style:name="a7a45a9" style:parent-style-name="Table_20_Contents">
      <style:text-properties fo:background-color="#00cc33"/>
    </style:style>
    <style:style style:family="paragraph" style:name="a399874" style:parent-style-name="Table_20_Contents">
      <style:text-properties fo:background-color="#00cc33"/>
    </style:style>
    <style:style style:family="paragraph" style:name="a9b3bdc" style:parent-style-name="Table_20_Contents">
      <style:text-properties fo:background-color="#00cc33"/>
    </style:style>
    <style:style style:family="paragraph" style:name="a5082c9" style:parent-style-name="Table_20_Contents">
      <style:text-properties fo:background-color="#00cc33"/>
    </style:style>
    <style:style style:family="paragraph" style:name="a6ed482" style:parent-style-name="Table_20_Contents">
      <style:text-properties fo:background-color="#00cc33"/>
    </style:style>
    <style:style style:family="paragraph" style:name="a4b84af" style:parent-style-name="Table_20_Contents">
      <style:text-properties fo:background-color="#00cc33"/>
    </style:style>
    <style:style style:family="paragraph" style:name="ad9c197" style:parent-style-name="Table_20_Contents">
      <style:text-properties fo:background-color="#00cc33"/>
    </style:style>
    <style:style style:family="paragraph" style:name="ab15dfe" style:parent-style-name="Table_20_Contents">
      <style:text-properties fo:background-color="#00cc33"/>
    </style:style>
    <style:style style:family="paragraph" style:name="ab61527" style:parent-style-name="Table_20_Contents">
      <style:text-properties fo:background-color="#00cc33"/>
    </style:style>
    <style:style style:family="paragraph" style:name="a8b380f" style:parent-style-name="Table_20_Contents">
      <style:text-properties fo:background-color="#00cc33"/>
    </style:style>
    <style:style style:family="paragraph" style:name="a91af13" style:parent-style-name="Table_20_Contents">
      <style:text-properties fo:background-color="#00cc33"/>
    </style:style>
    <style:style style:family="paragraph" style:name="ab6b825" style:parent-style-name="Table_20_Contents">
      <style:text-properties fo:background-color="#00cc33"/>
    </style:style>
    <style:style style:family="paragraph" style:name="af44e56" style:parent-style-name="Table_20_Contents">
      <style:text-properties fo:background-color="#00cc33"/>
    </style:style>
    <style:style style:family="paragraph" style:name="ae7e3be" style:parent-style-name="Table_20_Contents">
      <style:text-properties fo:background-color="#00cc33"/>
    </style:style>
    <style:style style:family="paragraph" style:name="a6eb560" style:parent-style-name="Table_20_Contents">
      <style:text-properties fo:background-color="#00cc33"/>
    </style:style>
    <style:style style:family="paragraph" style:name="a7e5b80" style:parent-style-name="Table_20_Contents">
      <style:text-properties fo:background-color="#00cc33"/>
    </style:style>
    <style:style style:family="paragraph" style:name="a07ee71" style:parent-style-name="Table_20_Contents">
      <style:text-properties fo:background-color="#00cc33"/>
    </style:style>
    <style:style style:family="paragraph" style:name="a6bfce0" style:parent-style-name="Table_20_Contents">
      <style:text-properties fo:background-color="#00cc33"/>
    </style:style>
    <style:style style:family="paragraph" style:name="abe062a" style:parent-style-name="Table_20_Contents">
      <style:text-properties fo:background-color="#00cc33"/>
    </style:style>
    <style:style style:family="paragraph" style:name="adf51c9" style:parent-style-name="Table_20_Contents">
      <style:text-properties fo:background-color="#00cc33"/>
    </style:style>
    <style:style style:family="paragraph" style:name="a89c7bc" style:parent-style-name="Table_20_Contents">
      <style:text-properties fo:background-color="#00cc33"/>
    </style:style>
    <style:style style:family="table" style:name="Tabelle1">
      <style:table-properties style:rel-width="100%" style:width="17cm" table:align="margins"/>
    </style:style>
    <style:style style:family="table-column" style:name="Tabelle1.A">
      <style:table-column-properties style:column-width="11.33mm"/>
    </style:style>
    <style:style style:family="table-column" style:name="Tabelle1.I">
      <style:table-column-properties style:column-width="11.34mm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G1">
      <style:table-cell-properties fo:background-color="#00cc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G2">
      <style:table-cell-properties fo:background-color="#00cc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number-columns-repeated="13" table:style-name="Tabelle1.A"/>
        <table:table-column table:number-columns-repeated="2" table:style-name="Tabelle1.I"/>
        <table:table-row>
          <table:table-cell office:value="0" office:value-type="float" table:style-name="Tabelle1.A1">
            <text:p text:style-name="Table_20_Contents">0</text:p>
          </table:table-cell>
          <table:table-cell table:style-name="Tabelle1.A1">
            <text:p text:style-name="Table_20_Contents"/>
          </table:table-cell>
          <table:table-cell office:value="1" office:value-type="float" table:style-name="Tabelle1.A1">
            <text:p text:style-name="Table_20_Contents">1</text:p>
          </table:table-cell>
          <table:table-cell office:value="2" office:value-type="float" table:style-name="Tabelle1.A1">
            <text:p text:style-name="Table_20_Contents">2</text:p>
          </table:table-cell>
          <table:table-cell office:value="3" office:value-type="float" table:style-name="Tabelle1.D1">
            <text:p text:style-name="Table_20_Contents">3</text:p>
          </table:table-cell>
          <table:table-cell table:style-name="Tabelle1.D1">
            <text:p text:style-name="Table_20_Contents"/>
          </table:table-cell>
          <table:table-cell office:value="4" office:value-type="float" table:style-name="Tabelle1.D1">
            <text:p text:style-name="Table_20_Contents">4</text:p>
          </table:table-cell>
          <table:table-cell office:value="5" office:value-type="float" table:style-name="Tabelle1.D1">
            <text:p text:style-name="Table_20_Contents">5</text:p>
          </table:table-cell>
          <table:table-cell table:style-name="Tabelle1.D1">
            <text:p text:style-name="abe062a"/>
          </table:table-cell>
          <table:table-cell office:value="6" office:value-type="float" table:style-name="Tabelle1.G1">
            <text:p text:style-name="P1">6</text:p>
          </table:table-cell>
          <table:table-cell table:style-name="Tabelle1.G1">
            <text:p text:style-name="a07ee71"/>
          </table:table-cell>
          <table:table-cell table:style-name="Tabelle1.G1">
            <text:p text:style-name="a89c7bc"/>
          </table:table-cell>
          <table:table-cell office:value="7" office:value-type="float" table:style-name="Tabelle1.G1">
            <text:p text:style-name="P1">7</text:p>
          </table:table-cell>
          <table:table-cell office:value="8" office:value-type="float" table:style-name="Tabelle1.I1">
            <text:p text:style-name="P1">8</text:p>
          </table:table-cell>
          <table:table-cell table:style-name="Tabelle1.I1">
            <text:p text:style-name="a6eb560"/>
          </table:table-cell>
        </table:table-row>
        <table:table-row>
          <table:table-cell table:style-name="Tabelle1.A1">
            <text:p text:style-name="Table_20_Contents"/>
          </table:table-cell>
          <table:table-cell table:style-name="Tabelle1.A1">
            <text:p text:style-name="Table_20_Contents"/>
          </table:table-cell>
          <table:table-cell table:style-name="Tabelle1.A1">
            <text:p text:style-name="Table_20_Contents"/>
          </table:table-cell>
          <table:table-cell table:style-name="Tabelle1.A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a4b84af"/>
          </table:table-cell>
          <table:table-cell table:style-name="Tabelle1.G1">
            <text:p text:style-name="a6ed482"/>
          </table:table-cell>
          <table:table-cell table:style-name="Tabelle1.G1">
            <text:p text:style-name="a5082c9"/>
          </table:table-cell>
          <table:table-cell table:style-name="Tabelle1.G1">
            <text:p text:style-name="a9b3bdc"/>
          </table:table-cell>
          <table:table-cell table:style-name="Tabelle1.G1">
            <text:p text:style-name="a399874"/>
          </table:table-cell>
          <table:table-cell table:style-name="Tabelle1.I1">
            <text:p text:style-name="a7a45a9"/>
          </table:table-cell>
          <table:table-cell table:style-name="Tabelle1.I1">
            <text:p text:style-name="aaca931"/>
          </table:table-cell>
        </table:table-row>
        <table:table-row>
          <table:table-cell office:value-type="string" table:style-name="Tabelle1.A2">
            <text:p text:style-name="Table_20_Contents">a</text:p>
          </table:table-cell>
          <table:table-cell table:style-name="Tabelle1.A2">
            <text:p text:style-name="Table_20_Contents"/>
          </table:table-cell>
          <table:table-cell office:value-type="string" table:style-name="Tabelle1.A2">
            <text:p text:style-name="Table_20_Contents">b</text:p>
          </table:table-cell>
          <table:table-cell office:value-type="string" table:style-name="Tabelle1.A2">
            <text:p text:style-name="Table_20_Contents">c</text:p>
          </table:table-cell>
          <table:table-cell office:value-type="string" table:style-name="Tabelle1.D2">
            <text:p text:style-name="Table_20_Contents">d</text:p>
          </table:table-cell>
          <table:table-cell table:style-name="Tabelle1.D2">
            <text:p text:style-name="Table_20_Contents"/>
          </table:table-cell>
          <table:table-cell office:value-type="string" table:style-name="Tabelle1.D2">
            <text:p text:style-name="Table_20_Contents">e</text:p>
          </table:table-cell>
          <table:table-cell office:value-type="string" table:style-name="Tabelle1.D2">
            <text:p text:style-name="Table_20_Contents">f</text:p>
          </table:table-cell>
          <table:table-cell table:style-name="Tabelle1.D2">
            <text:p text:style-name="a6bfce0"/>
          </table:table-cell>
          <table:table-cell office:value-type="string" table:style-name="Tabelle1.G2">
            <text:p text:style-name="P1">g</text:p>
          </table:table-cell>
          <table:table-cell table:style-name="Tabelle1.G2">
            <text:p text:style-name="a7e5b80"/>
          </table:table-cell>
          <table:table-cell table:style-name="Tabelle1.G2">
            <text:p text:style-name="adf51c9"/>
          </table:table-cell>
          <table:table-cell office:value-type="string" table:style-name="Tabelle1.G2">
            <text:p text:style-name="P1">h</text:p>
          </table:table-cell>
          <table:table-cell office:value-type="string" table:style-name="Tabelle1.I2">
            <text:p text:style-name="P1">i</text:p>
          </table:table-cell>
          <table:table-cell table:style-name="Tabelle1.I2">
            <text:p text:style-name="ae7e3be"/>
          </table:table-cell>
        </table:table-row>
        <table:table-row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af44e56"/>
          </table:table-cell>
          <table:table-cell table:style-name="Tabelle1.G2">
            <text:p text:style-name="ab6b825"/>
          </table:table-cell>
          <table:table-cell table:style-name="Tabelle1.G2">
            <text:p text:style-name="a91af13"/>
          </table:table-cell>
          <table:table-cell table:style-name="Tabelle1.G2">
            <text:p text:style-name="a8b380f"/>
          </table:table-cell>
          <table:table-cell table:style-name="Tabelle1.G2">
            <text:p text:style-name="ab61527"/>
          </table:table-cell>
          <table:table-cell table:style-name="Tabelle1.I2">
            <text:p text:style-name="ab15dfe"/>
          </table:table-cell>
          <table:table-cell table:style-name="Tabelle1.I2">
            <text:p text:style-name="ad9c19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9-07-23T14:11:08</dc:date>
    <dc:creator>Svante Schubert</dc:creator>
    <meta:editing-duration>PT0.069S</meta:editing-duration>
    <meta:editing-cycles>5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